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officeooo:paragraph-rsid="001ee28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1" text:outline-level="3">1. <text:span text:style-name="Strong_20_Emphasis">Introducción – El misterio universal</text:span></text:h>
      <text:p text:style-name="Horizontal_20_Line"/>
      <text:p text:style-name="Text_20_body"><text:span text:style-name="Strong_20_Emphasis">La vida es, quizás, el mayor enigma que ha enfrentado el pensamiento humano.</text:span><text:line-break/>Aparece en todas partes, adopta formas infinitas, se transforma, lucha, se adapta, desaparece y vuelve a surgir como si nada pudiera detenerla. Está en el fondo del mar y en las alturas del aire, en un insecto diminuto y en un árbol milenario, en un virus y en nosotros mismos. La vemos, la sentimos, la habitamos… y sin embargo, no logramos atraparla con una definición. Sabemos que está ahí, que actúa, que persiste. Pero ¿qué es exactamente? ¿Por qué ocurre? ¿Y por qué parece desafiar las leyes de lo inerte?</text:p>
      <text:p text:style-name="Horizontal_20_Line"/>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07T13:09:07.891000000</meta:creation-date>
    <dc:date>2025-07-07T13:11:17.773000000</dc:date>
    <meta:editing-duration>PT2M10S</meta:editing-duration>
    <meta:editing-cycles>1</meta:editing-cycles>
    <meta:document-statistic meta:table-count="0" meta:image-count="0" meta:object-count="0" meta:page-count="1" meta:paragraph-count="2" meta:word-count="108" meta:character-count="628" meta:non-whitespace-character-count="521"/>
    <meta:generator>LibreOffice/7.3.5.2$Windows_X86_64 LibreOffice_project/184fe81b8c8c30d8b5082578aee2fed2ea847c01</meta:generator>
  </office:meta>
</office:document-meta>
</file>